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335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5339in"/>
    </style:style>
    <style:style style:name="co6" style:family="table-column">
      <style:table-column-properties fo:break-before="auto" style:column-width="0.361in"/>
    </style:style>
    <style:style style:name="co7" style:family="table-column">
      <style:table-column-properties fo:break-before="auto" style:column-width="0.6453in"/>
    </style:style>
    <style:style style:name="co8" style:family="table-column">
      <style:table-column-properties fo:break-before="auto" style:column-width="2.2484in"/>
    </style:style>
    <style:style style:name="co9" style:family="table-column">
      <style:table-column-properties fo:break-before="auto" style:column-width="0.5098in"/>
    </style:style>
    <style:style style:name="co10" style:family="table-column">
      <style:table-column-properties fo:break-before="auto" style:column-width="0.551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1.717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8252in"/>
    </style:style>
    <style:style style:name="co15" style:family="table-column">
      <style:table-column-properties fo:break-before="auto" style:column-width="1.0236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0.1299in"/>
    </style:style>
    <style:style style:name="co18" style:family="table-column">
      <style:table-column-properties fo:break-before="auto" style:column-width="1.5854in"/>
    </style:style>
    <style:style style:name="co19" style:family="table-column">
      <style:table-column-properties fo:break-before="auto" style:column-width="1.153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84">
      <style:table-cell-properties style:text-align-source="value-type" style:repeat-content="false"/>
      <style:paragraph-properties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text-underline-style="non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4"/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104">
      <style:text-properties fo:color="#000000"/>
    </style:style>
    <style:style style:name="ce2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Test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Purpose</text:p>
          </table:table-cell>
          <table:table-cell office:value-type="string">
            <text:p>Procedure</text:p>
          </table:table-cell>
          <table:table-cell office:value-type="string">
            <text:p>Goals</text:p>
          </table:table-cell>
          <table:table-cell office:value-type="string">
            <text:p>Notes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INSTALLA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INST-1</text:p>
          </table:table-cell>
          <table:table-cell office:value-type="string">
            <text:p>Clean Install</text:p>
          </table:table-cell>
          <table:table-cell office:value-type="string">
            <text:p>LINK HERE</text:p>
          </table:table-cell>
          <table:table-cell table:number-columns-repeated="1021"/>
        </table:table-row>
        <table:table-row table:style-name="ro1">
          <table:table-cell office:value-type="string">
            <text:p>INST-2</text:p>
          </table:table-cell>
          <table:table-cell office:value-type="string">
            <text:p>Upgrad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2" office:value-type="string">
            <text:p>CONFIGURATION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FG-1</text:p>
          </table:table-cell>
          <table:table-cell office:value-type="string">
            <text:p>Settings</text:p>
          </table:table-cell>
          <table:table-cell table:number-columns-repeated="2"/>
          <table:table-cell office:value-type="string">
            <text:p>PhreeBooks - My Company Tab</text:p>
          </table:table-cell>
          <table:table-cell table:number-columns-repeated="1019"/>
        </table:table-row>
        <table:table-row table:style-name="ro1">
          <table:table-cell office:value-type="string">
            <text:p>CFG-2</text:p>
          </table:table-cell>
          <table:table-cell office:value-type="string">
            <text:p>Currency</text:p>
          </table:table-cell>
          <table:table-cell table:number-columns-repeated="1022"/>
        </table:table-row>
        <table:table-row table:style-name="ro1">
          <table:table-cell office:value-type="string">
            <text:p>CFG-3</text:p>
          </table:table-cell>
          <table:table-cell office:value-type="string">
            <text:p>Chart of Accounts</text:p>
          </table:table-cell>
          <table:table-cell table:number-columns-repeated="1022"/>
        </table:table-row>
        <table:table-row table:style-name="ro2">
          <table:table-cell office:value-type="string">
            <text:p>CFG-4</text:p>
          </table:table-cell>
          <table:table-cell office:value-type="string">
            <text:p>Cust Tax Authorities</text:p>
          </table:table-cell>
          <table:table-cell table:number-columns-repeated="1022"/>
        </table:table-row>
        <table:table-row table:style-name="ro1">
          <table:table-cell office:value-type="string">
            <text:p>CFG-5</text:p>
          </table:table-cell>
          <table:table-cell office:value-type="string">
            <text:p>Customer Tax Rates</text:p>
          </table:table-cell>
          <table:table-cell table:number-columns-repeated="1022"/>
        </table:table-row>
        <table:table-row table:style-name="ro1">
          <table:table-cell office:value-type="string">
            <text:p>CFG-6</text:p>
          </table:table-cell>
          <table:table-cell office:value-type="string">
            <text:p>Vendor Tax Authorities</text:p>
          </table:table-cell>
          <table:table-cell table:number-columns-repeated="1022"/>
        </table:table-row>
        <table:table-row table:style-name="ro1">
          <table:table-cell office:value-type="string">
            <text:p>CFG-7</text:p>
          </table:table-cell>
          <table:table-cell office:value-type="string">
            <text:p>Vendor Tax Rates</text:p>
          </table:table-cell>
          <table:table-cell table:number-columns-repeated="1022"/>
        </table:table-row>
        <table:table-row table:style-name="ro1">
          <table:table-cell office:value-type="string">
            <text:p>CFG-8</text:p>
          </table:table-cell>
          <table:table-cell office:value-type="string">
            <text:p>Extra Tabs - Inventory</text:p>
          </table:table-cell>
          <table:table-cell table:number-columns-repeated="1022"/>
        </table:table-row>
        <table:table-row table:style-name="ro1">
          <table:table-cell office:value-type="string">
            <text:p>CFG-9</text:p>
          </table:table-cell>
          <table:table-cell office:value-type="string">
            <text:p>Extra Fields - Inventory</text:p>
          </table:table-cell>
          <table:table-cell table:number-columns-repeated="1022"/>
        </table:table-row>
        <table:table-row table:style-name="ro1">
          <table:table-cell office:value-type="string">
            <text:p>CFG-10</text:p>
          </table:table-cell>
          <table:table-cell office:value-type="string">
            <text:p>Install &amp; Remove</text:p>
          </table:table-cell>
          <table:table-cell table:number-columns-repeated="1022"/>
        </table:table-row>
        <table:table-row table:style-name="ro1">
          <table:table-cell office:value-type="string">
            <text:p>CFG-11</text:p>
          </table:table-cell>
          <table:table-cell office:value-type="string">
            <text:p>Data Security</text:p>
          </table:table-cell>
          <table:table-cell table:number-columns-repeated="1022"/>
        </table:table-row>
        <table:table-row table:style-name="ro1">
          <table:table-cell office:value-type="string">
            <text:p>CFG-12</text:p>
          </table:table-cell>
          <table:table-cell office:value-type="string">
            <text:p>Extra Tabs - Contacts</text:p>
          </table:table-cell>
          <table:table-cell table:number-columns-repeated="1022"/>
        </table:table-row>
        <table:table-row table:style-name="ro1">
          <table:table-cell office:value-type="string">
            <text:p>CFG-13</text:p>
          </table:table-cell>
          <table:table-cell office:value-type="string">
            <text:p>Extra Fields - Contacts</text:p>
          </table:table-cell>
          <table:table-cell table:number-columns-repeated="1022"/>
        </table:table-row>
        <table:table-row table:style-name="ro1">
          <table:table-cell office:value-type="string">
            <text:p>CFG-14</text:p>
          </table:table-cell>
          <table:table-cell office:value-type="string">
            <text:p>Permissions</text:p>
          </table:table-cell>
          <table:table-cell table:number-columns-repeated="1022"/>
        </table:table-row>
        <table:table-row table:style-name="ro1">
          <table:table-cell office:value-type="string">
            <text:p>CFG-15</text:p>
          </table:table-cell>
          <table:table-cell office:value-type="string">
            <text:p>Users</text:p>
          </table:table-cell>
          <table:table-cell table:number-columns-repeated="1022"/>
        </table:table-row>
        <table:table-row table:style-name="ro1">
          <table:table-cell office:value-type="string">
            <text:p>CFG-16</text:p>
          </table:table-cell>
          <table:table-cell office:value-type="string">
            <text:p>Ro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string">
            <text:p>DASHBOARDS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Dash-1</text:p>
          </table:table-cell>
          <table:table-cell office:value-type="string">
            <text:p>Add/Remove Dashboards</text:p>
          </table:table-cell>
          <table:table-cell table:number-columns-repeated="1022"/>
        </table:table-row>
        <table:table-row table:style-name="ro1">
          <table:table-cell office:value-type="string">
            <text:p>Dash-2</text:p>
          </table:table-cell>
          <table:table-cell office:value-type="string">
            <text:p>Dashboards on Menu Heading</text:p>
          </table:table-cell>
          <table:table-cell table:number-columns-repeated="1022"/>
        </table:table-row>
        <table:table-row table:style-name="ro1">
          <table:table-cell office:value-type="string">
            <text:p>Dash-3</text:p>
          </table:table-cell>
          <table:table-cell office:value-type="string">
            <text:p>Move Dashboards</text:p>
          </table:table-cell>
          <table:table-cell table:number-columns-repeated="1022"/>
        </table:table-row>
        <table:table-row table:style-name="ro1">
          <table:table-cell office:value-type="string">
            <text:p>Dash-4</text:p>
          </table:table-cell>
          <table:table-cell office:value-type="string">
            <text:p>CONTACTS TESTS</text:p>
          </table:table-cell>
          <table:table-cell table:number-columns-repeated="1022"/>
        </table:table-row>
        <table:table-row table:style-name="ro1">
          <table:table-cell office:value-type="string">
            <text:p>Dash-5</text:p>
          </table:table-cell>
          <table:table-cell office:value-type="string">
            <text:p>Customer</text:p>
          </table:table-cell>
          <table:table-cell table:number-columns-repeated="2"/>
          <table:table-cell office:value-type="string">
            <text:p>Also, test copy, rename, and delete</text:p>
          </table:table-cell>
          <table:table-cell table:number-columns-repeated="1019"/>
        </table:table-row>
        <table:table-row table:style-name="ro1">
          <table:table-cell office:value-type="string">
            <text:p>Dash-6</text:p>
          </table:table-cell>
          <table:table-cell office:value-type="string">
            <text:p>Vendor</text:p>
          </table:table-cell>
          <table:table-cell table:number-columns-repeated="2"/>
          <table:table-cell office:value-type="string">
            <text:p>Also, test copy, rename, and delete</text:p>
          </table:table-cell>
          <table:table-cell table:number-columns-repeated="1019"/>
        </table:table-row>
        <table:table-row table:style-name="ro1">
          <table:table-cell office:value-type="string">
            <text:p>Dash-7</text:p>
          </table:table-cell>
          <table:table-cell office:value-type="string">
            <text:p>Employee</text:p>
          </table:table-cell>
          <table:table-cell table:number-columns-repeated="1022"/>
        </table:table-row>
        <table:table-row table:style-name="ro1">
          <table:table-cell office:value-type="string">
            <text:p>Dash-8</text:p>
          </table:table-cell>
          <table:table-cell office:value-type="string">
            <text:p>Branch</text:p>
          </table:table-cell>
          <table:table-cell table:number-columns-repeated="1022"/>
        </table:table-row>
        <table:table-row table:style-name="ro1">
          <table:table-cell office:value-type="string">
            <text:p>Dash-9</text:p>
          </table:table-cell>
          <table:table-cell office:value-type="string">
            <text:p>CRM Entry</text:p>
          </table:table-cell>
          <table:table-cell table:number-columns-repeated="2"/>
          <table:table-cell office:value-type="string">
            <text:p>Link to Contact</text:p>
          </table:table-cell>
          <table:table-cell table:number-columns-repeated="1019"/>
        </table:table-row>
        <table:table-row table:style-name="ro1">
          <table:table-cell office:value-type="string">
            <text:p>Dash-10</text:p>
          </table:table-cell>
          <table:table-cell office:value-type="string">
            <text:p>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INVENTORY TESTS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INV-1</text:p>
          </table:table-cell>
          <table:table-cell office:value-type="string">
            <text:p>Stock Item - FIFO</text:p>
          </table:table-cell>
          <table:table-cell table:number-columns-repeated="1022"/>
        </table:table-row>
        <table:table-row table:style-name="ro1">
          <table:table-cell office:value-type="string">
            <text:p>INV-2</text:p>
          </table:table-cell>
          <table:table-cell office:value-type="string">
            <text:p>Stock Item - LIFO</text:p>
          </table:table-cell>
          <table:table-cell table:number-columns-repeated="1022"/>
        </table:table-row>
        <table:table-row table:style-name="ro1">
          <table:table-cell office:value-type="string">
            <text:p>INV-3</text:p>
          </table:table-cell>
          <table:table-cell office:value-type="string">
            <text:p>Stock Item - Average</text:p>
          </table:table-cell>
          <table:table-cell table:number-columns-repeated="1022"/>
        </table:table-row>
        <table:table-row table:style-name="ro1">
          <table:table-cell office:value-type="string">
            <text:p>INV-4</text:p>
          </table:table-cell>
          <table:table-cell office:value-type="string">
            <text:p>Non-stock Item</text:p>
          </table:table-cell>
          <table:table-cell table:number-columns-repeated="1022"/>
        </table:table-row>
        <table:table-row table:style-name="ro1">
          <table:table-cell office:value-type="string">
            <text:p>INV-5</text:p>
          </table:table-cell>
          <table:table-cell office:value-type="string">
            <text:p>Master Stock Item</text:p>
          </table:table-cell>
          <table:table-cell table:number-columns-repeated="1022"/>
        </table:table-row>
        <table:table-row table:style-name="ro1">
          <table:table-cell office:value-type="string">
            <text:p>INV-6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string">
            <text:p>INV-7</text:p>
          </table:table-cell>
          <table:table-cell office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>
            <text:p>INV-8</text:p>
          </table:table-cell>
          <table:table-cell office:value-type="string">
            <text:p>Service</text:p>
          </table:table-cell>
          <table:table-cell table:number-columns-repeated="1022"/>
        </table:table-row>
        <table:table-row table:style-name="ro1">
          <table:table-cell office:value-type="string">
            <text:p>INV-9</text:p>
          </table:table-cell>
          <table:table-cell office:value-type="string">
            <text:p>Lab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PAYMENT MODUL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PMT-1</text:p>
          </table:table-cell>
          <table:table-cell office:value-type="string">
            <text:p>Cash Module</text:p>
          </table:table-cell>
          <table:table-cell table:number-columns-repeated="1022"/>
        </table:table-row>
        <table:table-row table:style-name="ro1">
          <table:table-cell office:value-type="string">
            <text:p>PMT-2</text:p>
          </table:table-cell>
          <table:table-cell office:value-type="string">
            <text:p>Check Module</text:p>
          </table:table-cell>
          <table:table-cell table:number-columns-repeated="1022"/>
        </table:table-row>
        <table:table-row table:style-name="ro2">
          <table:table-cell office:value-type="string">
            <text:p>PMT-3</text:p>
          </table:table-cell>
          <table:table-cell office:value-type="string">
            <text:p>Elavon Module</text:p>
          </table:table-cell>
          <table:table-cell table:number-columns-repeated="2"/>
          <table:table-cell office:value-type="string">
            <text:p>Requires an accou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SHIPPING MODUL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SHP-1</text:p>
          </table:table-cell>
          <table:table-cell office:value-type="string">
            <text:p>Flat Rate Module</text:p>
          </table:table-cell>
          <table:table-cell table:number-columns-repeated="1022"/>
        </table:table-row>
        <table:table-row table:style-name="ro1">
          <table:table-cell office:value-type="string">
            <text:p>SHP-2</text:p>
          </table:table-cell>
          <table:table-cell office:value-type="string">
            <text:p>Free Shipping Module</text:p>
          </table:table-cell>
          <table:table-cell table:number-columns-repeated="1022"/>
        </table:table-row>
        <table:table-row table:style-name="ro1">
          <table:table-cell office:value-type="string">
            <text:p>SHP-3</text:p>
          </table:table-cell>
          <table:table-cell office:value-type="string">
            <text:p>Per Item Module</text:p>
          </table:table-cell>
          <table:table-cell table:number-columns-repeated="1022"/>
        </table:table-row>
        <table:table-row table:style-name="ro1">
          <table:table-cell office:value-type="string">
            <text:p>SHP-4</text:p>
          </table:table-cell>
          <table:table-cell office:value-type="string">
            <text:p>FedEx Modu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PRICES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PS-1</text:p>
          </table:table-cell>
          <table:table-cell office:value-type="string">
            <text:p>New Price Sheet - Customer</text:p>
          </table:table-cell>
          <table:table-cell table:number-columns-repeated="1022"/>
        </table:table-row>
        <table:table-row table:style-name="ro1">
          <table:table-cell office:value-type="string">
            <text:p>PS-2</text:p>
          </table:table-cell>
          <table:table-cell office:value-type="string">
            <text:p>New Price Sheet - Vendor</text:p>
          </table:table-cell>
          <table:table-cell table:number-columns-repeated="1022"/>
        </table:table-row>
        <table:table-row table:style-name="ro1">
          <table:table-cell office:value-type="string">
            <text:p>PS-3</text:p>
          </table:table-cell>
          <table:table-cell office:value-type="string">
            <text:p>Revise Price Shee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2 - GENERAL LEDG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02-1</text:p>
          </table:table-cell>
          <table:table-cell office:value-type="string">
            <text:p>Basic Entry</text:p>
          </table:table-cell>
          <table:table-cell table:number-columns-repeated="1022"/>
        </table:table-row>
        <table:table-row table:style-name="ro1">
          <table:table-cell office:value-type="string">
            <text:p>J02-2</text:p>
          </table:table-cell>
          <table:table-cell office:value-type="string">
            <text:p>Recurring Ent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3 - RFQ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03-1</text:p>
          </table:table-cell>
          <table:table-cell office:value-type="string">
            <text:p>New Entry</text:p>
          </table:table-cell>
          <table:table-cell table:number-columns-repeated="1022"/>
        </table:table-row>
        <table:table-row table:style-name="ro1">
          <table:table-cell office:value-type="string">
            <text:p>J03-2</text:p>
          </table:table-cell>
          <table:table-cell office:value-type="string">
            <text:p>New Entry - New Conta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4 - PO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04-1</text:p>
          </table:table-cell>
          <table:table-cell office:value-type="string">
            <text:p>New Purchase Order</text:p>
          </table:table-cell>
          <table:table-cell table:number-columns-repeated="1022"/>
        </table:table-row>
        <table:table-row table:style-name="ro1">
          <table:table-cell office:value-type="string">
            <text:p>J04-2</text:p>
          </table:table-cell>
          <table:table-cell office:value-type="string">
            <text:p>Recur Purchase Or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6 - PURCHAS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06-1</text:p>
          </table:table-cell>
          <table:table-cell office:value-type="string">
            <text:p>New Purchase</text:p>
          </table:table-cell>
          <table:table-cell table:number-columns-repeated="1022"/>
        </table:table-row>
        <table:table-row table:style-name="ro1">
          <table:table-cell office:value-type="string">
            <text:p>J06-2</text:p>
          </table:table-cell>
          <table:table-cell office:value-type="string">
            <text:p>Recur Purchase</text:p>
          </table:table-cell>
          <table:table-cell table:number-columns-repeated="1022"/>
        </table:table-row>
        <table:table-row table:style-name="ro1">
          <table:table-cell office:value-type="string">
            <text:p>J06-3</text:p>
          </table:table-cell>
          <table:table-cell office:value-type="string">
            <text:p>PO to Purchase</text:p>
          </table:table-cell>
          <table:table-cell table:number-columns-repeated="1022"/>
        </table:table-row>
        <table:table-row table:style-name="ro1">
          <table:table-cell office:value-type="string">
            <text:p>J06-4</text:p>
          </table:table-cell>
          <table:table-cell office:value-type="string">
            <text:p>RFQ to Purchase</text:p>
          </table:table-cell>
          <table:table-cell table:number-columns-repeated="1022"/>
        </table:table-row>
        <table:table-row table:style-name="ro1">
          <table:table-cell office:value-type="string">
            <text:p>J06-5</text:p>
          </table:table-cell>
          <table:table-cell office:value-type="string">
            <text:p>Vendor Deposit</text:p>
          </table:table-cell>
          <table:table-cell table:number-columns-repeated="1022"/>
        </table:table-row>
        <table:table-row table:style-name="ro1">
          <table:table-cell office:value-type="string">
            <text:p>J06-6</text:p>
          </table:table-cell>
          <table:table-cell office:value-type="string">
            <text:p>JOURNAL 7 - VENDOR CM</text:p>
          </table:table-cell>
          <table:table-cell table:number-columns-repeated="1022"/>
        </table:table-row>
        <table:table-row table:style-name="ro2">
          <table:table-cell office:value-type="string">
            <text:p>J06-7</text:p>
          </table:table-cell>
          <table:table-cell office:value-type="string">
            <text:p>CM on Open Inv</text:p>
          </table:table-cell>
          <table:table-cell table:number-columns-repeated="1022"/>
        </table:table-row>
        <table:table-row table:style-name="ro1">
          <table:table-cell office:value-type="string">
            <text:p>J06-8</text:p>
          </table:table-cell>
          <table:table-cell office:value-type="string">
            <text:p>New C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9 - CUST QUOT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09-1</text:p>
          </table:table-cell>
          <table:table-cell office:value-type="string">
            <text:p>New Customer Quot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10 - SALES ORD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10-1</text:p>
          </table:table-cell>
          <table:table-cell office:value-type="string">
            <text:p>Sales Order</text:p>
          </table:table-cell>
          <table:table-cell table:number-columns-repeated="1022"/>
        </table:table-row>
        <table:table-row table:style-name="ro1">
          <table:table-cell office:value-type="string">
            <text:p>J10-2</text:p>
          </table:table-cell>
          <table:table-cell office:value-type="string">
            <text:p>Recur Sales Order</text:p>
          </table:table-cell>
          <table:table-cell table:number-columns-repeated="1022"/>
        </table:table-row>
        <table:table-row table:style-name="ro1">
          <table:table-cell office:value-type="string">
            <text:p>J10-3</text:p>
          </table:table-cell>
          <table:table-cell office:value-type="string">
            <text:p>Convert from Quote</text:p>
          </table:table-cell>
          <table:table-cell table:number-columns-repeated="1022"/>
        </table:table-row>
        <table:table-row table:style-name="ro1">
          <table:table-cell office:value-type="string">
            <text:p>J10-4</text:p>
          </table:table-cell>
          <table:table-cell office:value-type="string">
            <text:p>JOURNAL 12 - SALE</text:p>
          </table:table-cell>
          <table:table-cell table:number-columns-repeated="1022"/>
        </table:table-row>
        <table:table-row table:style-name="ro1">
          <table:table-cell office:value-type="string">
            <text:p>J10-5</text:p>
          </table:table-cell>
          <table:table-cell office:value-type="string">
            <text:p>New Sale</text:p>
          </table:table-cell>
          <table:table-cell table:number-columns-repeated="1022"/>
        </table:table-row>
        <table:table-row table:style-name="ro1">
          <table:table-cell office:value-type="string">
            <text:p>J10-6</text:p>
          </table:table-cell>
          <table:table-cell office:value-type="string">
            <text:p>Sale from Sales Order</text:p>
          </table:table-cell>
          <table:table-cell table:number-columns-repeated="1022"/>
        </table:table-row>
        <table:table-row table:style-name="ro1">
          <table:table-cell office:value-type="string">
            <text:p>J10-7</text:p>
          </table:table-cell>
          <table:table-cell office:value-type="string">
            <text:p>Sale form Quote</text:p>
          </table:table-cell>
          <table:table-cell table:number-columns-repeated="1022"/>
        </table:table-row>
        <table:table-row table:style-name="ro1">
          <table:table-cell office:value-type="string">
            <text:p>J10-8</text:p>
          </table:table-cell>
          <table:table-cell office:value-type="string">
            <text:p>Recur Sale</text:p>
          </table:table-cell>
          <table:table-cell table:number-columns-repeated="1022"/>
        </table:table-row>
        <table:table-row table:style-name="ro1">
          <table:table-cell office:value-type="string">
            <text:p>J10-9</text:p>
          </table:table-cell>
          <table:table-cell office:value-type="string">
            <text:p>Deposi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13 - CUST CM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13-1</text:p>
          </table:table-cell>
          <table:table-cell office:value-type="string">
            <text:p>New Credit Memo</text:p>
          </table:table-cell>
          <table:table-cell table:number-columns-repeated="1022"/>
        </table:table-row>
        <table:table-row table:style-name="ro1">
          <table:table-cell office:value-type="string">
            <text:p>J13-2</text:p>
          </table:table-cell>
          <table:table-cell office:value-type="string">
            <text:p>CM from open Invoi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14 - INV ADJ</text:p>
          </table:table-cell>
          <table:table-cell table:style-name="ce1"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16 - INV ASSY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16-1</text:p>
          </table:table-cell>
          <table:table-cell office:value-type="string">
            <text:p>assemble inventor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18 - CASH DIS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18-1</text:p>
          </table:table-cell>
          <table:table-cell office:value-type="string">
            <text:p>Vendor Payment</text:p>
          </table:table-cell>
          <table:table-cell table:number-columns-repeated="1022"/>
        </table:table-row>
        <table:table-row table:style-name="ro1">
          <table:table-cell office:value-type="string">
            <text:p>J18-2</text:p>
          </table:table-cell>
          <table:table-cell office:value-type="string">
            <text:p>Customer Refund</text:p>
          </table:table-cell>
          <table:table-cell table:number-columns-repeated="1022"/>
        </table:table-row>
        <table:table-row table:style-name="ro1">
          <table:table-cell office:value-type="string">
            <text:p>J18-3</text:p>
          </table:table-cell>
          <table:table-cell office:value-type="string">
            <text:p>Bulk <text:s/>Payment</text:p>
          </table:table-cell>
          <table:table-cell table:number-columns-repeated="1022"/>
        </table:table-row>
        <table:table-row table:style-name="ro1">
          <table:table-cell office:value-type="string">
            <text:p>J18-4</text:p>
          </table:table-cell>
          <table:table-cell office:value-type="string">
            <text:p>JOURNAL 19 - POP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20 - CASH RECP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20-1</text:p>
          </table:table-cell>
          <table:table-cell office:value-type="string">
            <text:p>Customer Payment</text:p>
          </table:table-cell>
          <table:table-cell table:number-columns-repeated="1022"/>
        </table:table-row>
        <table:table-row table:style-name="ro1">
          <table:table-cell office:value-type="string">
            <text:p>J20-2</text:p>
          </table:table-cell>
          <table:table-cell office:value-type="string">
            <text:p>Vendor Ref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JOURNAL 21 - POS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J21-1</text:p>
          </table:table-cell>
          <table:table-cell office:value-type="string">
            <text:p>Settings</text:p>
          </table:table-cell>
          <table:table-cell table:number-columns-repeated="1022"/>
        </table:table-row>
        <table:table-row table:style-name="ro1">
          <table:table-cell office:value-type="string">
            <text:p>J21-2</text:p>
          </table:table-cell>
          <table:table-cell office:value-type="string">
            <text:p>New P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BANKING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BNK-1</text:p>
          </table:table-cell>
          <table:table-cell office:value-type="string">
            <text:p>Reconciliation</text:p>
          </table:table-cell>
          <table:table-cell table:number-columns-repeated="1022"/>
        </table:table-row>
        <table:table-row table:style-name="ro1">
          <table:table-cell office:value-type="string">
            <text:p>BNK-2</text:p>
          </table:table-cell>
          <table:table-cell office:value-type="string">
            <text:p>Bank Regist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PHREEHELP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PH-1</text:p>
          </table:table-cell>
          <table:table-cell office:value-type="string">
            <text:p>general operatio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INVENTORY TOOLS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Itool-1</text:p>
          </table:table-cell>
          <table:table-cell office:value-type="string">
            <text:p>sync stock - order</text:p>
          </table:table-cell>
          <table:table-cell table:number-columns-repeated="1022"/>
        </table:table-row>
        <table:table-row table:style-name="ro2">
          <table:table-cell office:value-type="string">
            <text:p>Itool-2</text:p>
          </table:table-cell>
          <table:table-cell office:value-type="string">
            <text:p>check balanc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SOAP INTERFACE</text:p>
          </table:table-cell>
          <table:table-cell table:style-name="ce1" table:number-columns-repeated="1022"/>
        </table:table-row>
        <table:table-row table:style-name="ro1">
          <table:table-cell/>
          <table:table-cell office:value-type="string">
            <text:p>ZenCa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penCar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GENERAL JOURNAL TOOLS</text:p>
          </table:table-cell>
          <table:table-cell table:style-name="ce1" table:number-columns-repeated="1022"/>
        </table:table-row>
        <table:table-row table:style-name="ro2">
          <table:table-cell office:value-type="string">
            <text:p>Jtool-1</text:p>
          </table:table-cell>
          <table:table-cell office:value-type="string">
            <text:p>New Fiscal Year</text:p>
          </table:table-cell>
          <table:table-cell table:number-columns-repeated="1022"/>
        </table:table-row>
        <table:table-row table:style-name="ro2">
          <table:table-cell office:value-type="string">
            <text:p>Jtool-2</text:p>
          </table:table-cell>
          <table:table-cell office:value-type="string">
            <text:p>Change Period Dates</text:p>
          </table:table-cell>
          <table:table-cell table:number-columns-repeated="1022"/>
        </table:table-row>
        <table:table-row table:style-name="ro2">
          <table:table-cell office:value-type="string">
            <text:p>Jtool-3</text:p>
          </table:table-cell>
          <table:table-cell office:value-type="string">
            <text:p>Test Chart Balances</text:p>
          </table:table-cell>
          <table:table-cell table:number-columns-repeated="2"/>
          <table:table-cell office:value-type="string">
            <text:p>At end after Financials check</text:p>
          </table:table-cell>
          <table:table-cell table:number-columns-repeated="1019"/>
        </table:table-row>
        <table:table-row table:style-name="ro2">
          <table:table-cell office:value-type="string">
            <text:p>Jtool-4</text:p>
          </table:table-cell>
          <table:table-cell office:value-type="string">
            <text:p>Purge Journal</text:p>
          </table:table-cell>
          <table:table-cell table:number-columns-repeated="1022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J04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9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3">
          <table:table-cell table:style-name="ce3" office:value-type="string">
            <text:p>PhreeBooks Test: </text:p>
          </table:table-cell>
          <table:table-cell table:number-columns-repeated="6"/>
          <table:table-cell table:style-name="ce14" office:value-type="string">
            <text:p>Create:</text:p>
          </table:table-cell>
          <table:table-cell office:value-type="string">
            <text:p>Inventory-A <text:s/>(Stock Item, Cost Method = average, Item Cost - $7)</text:p>
          </table:table-cell>
          <table:table-cell table:number-columns-repeated="7"/>
        </table:table-row>
        <table:table-row table:style-name="ro1">
          <table:table-cell table:style-name="ce4" office:value-type="string">
            <text:p>Last Revision: March 7, 2014 (Dave)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4">
          <table:table-cell table:style-name="ce5" office:value-type="string">
            <text:p>Assumptions</text:p>
          </table:table-cell>
          <table:table-cell table:number-columns-repeated="6"/>
          <table:table-cell table:style-name="ce14" office:value-type="string">
            <text:p>Val</text:p>
          </table:table-cell>
          <table:table-cell office:value-type="string">
            <text:p>INVENTORY &gt; Reports &gt; Inventory Valuation AND Balance Sheet</text:p>
          </table:table-cell>
          <table:table-cell table:number-columns-repeated="7"/>
        </table:table-row>
        <table:table-row table:style-name="ro4">
          <table:table-cell table:style-name="ce6" office:value-type="string">
            <text:p>Clean journal</text:p>
          </table:table-cell>
          <table:table-cell table:number-columns-repeated="6"/>
          <table:table-cell table:style-name="ce14" office:value-type="string">
            <text:p>Income Statement</text:p>
          </table:table-cell>
          <table:table-cell office:value-type="string">
            <text:p>GENERAL LEDGER &gt; Reports &gt; Income Statement – Net Income</text:p>
          </table:table-cell>
          <table:table-cell table:number-columns-repeated="7"/>
        </table:table-row>
        <table:table-row table:style-name="ro4">
          <table:table-cell table:style-name="ce6" office:value-type="string">
            <text:p>Set unit cost update to Purchase</text:p>
          </table:table-cell>
          <table:table-cell table:number-columns-repeated="6"/>
          <table:table-cell table:style-name="ce14"/>
          <table:table-cell table:number-columns-repeated="8"/>
        </table:table-row>
        <table:table-row table:style-name="ro4">
          <table:table-cell table:style-name="ce6" office:value-type="string">
            <text:p>Demo data loaded</text:p>
          </table:table-cell>
          <table:table-cell table:number-columns-repeated="6"/>
          <table:table-cell table:style-name="ce14"/>
          <table:table-cell table:number-columns-repeated="8"/>
        </table:table-row>
        <table:table-row table:style-name="ro1">
          <table:table-cell office:value-type="string">
            <text:p>Allow negative inventory</text:p>
          </table:table-cell>
          <table:table-cell table:number-columns-repeated="13"/>
          <table:table-cell table:style-name="ce9" table:number-columns-repeated="2"/>
        </table:table-row>
        <table:table-row table:style-name="ro1">
          <table:table-cell table:number-columns-repeated="8"/>
          <table:table-cell table:number-columns-repeated="5" table:style-name="ce15" office:value-type="string">
            <text:p>CORRECT</text:p>
          </table:table-cell>
          <table:table-cell/>
          <table:table-cell table:style-name="ce22"/>
          <table:table-cell table:style-name="ce17"/>
        </table:table-row>
        <table:table-row table:style-name="ro1">
          <table:table-cell table:style-name="ce7" office:value-type="string">
            <text:p>Seq</text:p>
          </table:table-cell>
          <table:table-cell table:style-name="ce10" office:value-type="string">
            <text:p>Day</text:p>
          </table:table-cell>
          <table:table-cell table:style-name="ce10" office:value-type="string">
            <text:p>TEST-1: Delete PO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Price</text:p>
          </table:table-cell>
          <table:table-cell table:style-name="ce10" office:value-type="string">
            <text:p>Pass/Fail</text:p>
          </table:table-cell>
          <table:table-cell table:style-name="ce10" office:value-type="string">
            <text:p>Notes</text:p>
          </table:table-cell>
          <table:table-cell/>
          <table:table-cell table:style-name="ce16" office:value-type="string">
            <text:p>Inventory</text:p>
          </table:table-cell>
          <table:table-cell table:style-name="ce16" office:value-type="string">
            <text:p>Avg Cost</text:p>
          </table:table-cell>
          <table:table-cell table:style-name="ce16" office:value-type="string">
            <text:p>Val</text:p>
          </table:table-cell>
          <table:table-cell table:style-name="ce16" office:value-type="string">
            <text:p>Income Statement</text:p>
          </table:table-cell>
          <table:table-cell table:style-name="ce16" office:value-type="string">
            <text:p>Unit Cost</text:p>
          </table:table-cell>
          <table:table-cell/>
          <table:table-cell table:style-name="ce22"/>
          <table:table-cell table:style-name="ce17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GL +$1,000 Cash:Equity</text:p>
          </table:table-cell>
          <table:table-cell table:style-name="ce11" table:number-columns-repeated="3"/>
          <table:table-cell table:style-name="ce13" office:value-type="string">
            <text:p>Add some cash</text:p>
          </table:table-cell>
          <table:table-cell/>
          <table:table-cell table:style-name="ce16" table:number-columns-repeated="5"/>
          <table:table-cell/>
          <table:table-cell table:style-name="ce17" table:number-columns-repeated="2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string">
            <text:p>Purchase A: 10 @ $10</text:p>
          </table:table-cell>
          <table:table-cell table:number-columns-repeated="2" office:value-type="float" office:value="10">
            <text:p>10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9" office:value-type="float" office:value="10">
            <text:p>10</text:p>
          </table:table-cell>
          <table:table-cell table:style-name="ce17" office:value-type="currency" office:currency="USD" office:value="10">
            <text:p>$10.00</text:p>
          </table:table-cell>
          <table:table-cell table:style-name="ce18" office:value-type="currency" office:currency="USD" office:value="100">
            <text:p>$1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2"/>
          <table:table-cell table:style-name="ce23"/>
          <table:table-cell table:style-name="ce17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9" office:value-type="float" office:value="8">
            <text:p>8</text:p>
          </table:table-cell>
          <table:table-cell office:value-type="string">
            <text:p>Purchase A: 20 @ $20</text:p>
          </table:table-cell>
          <table:table-cell table:number-columns-repeated="2" office:value-type="float" office:value="20">
            <text:p>20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9" table:formula="of:=[.I11]+[.D12]" office:value-type="float" office:value="30">
            <text:p>30</text:p>
          </table:table-cell>
          <table:table-cell table:style-name="ce17" office:value-type="currency" office:currency="USD" office:value="16.6667">
            <text:p>$16.67</text:p>
          </table:table-cell>
          <table:table-cell table:style-name="ce18" office:value-type="currency" office:currency="USD" office:value="500">
            <text:p>$5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2"/>
          <table:table-cell table:style-name="ce23"/>
          <table:table-cell table:style-name="ce17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office:value-type="string">
            <text:p>Sell A: 15 @ $4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9" table:formula="of:=[.I12]-[.D13]" office:value-type="float" office:value="15">
            <text:p>15</text:p>
          </table:table-cell>
          <table:table-cell table:style-name="ce17" office:value-type="currency" office:currency="USD" office:value="16.6667">
            <text:p>$16.67</text:p>
          </table:table-cell>
          <table:table-cell table:style-name="ce18" office:value-type="currency" office:currency="USD" office:value="250">
            <text:p>$250.00</text:p>
          </table:table-cell>
          <table:table-cell table:style-name="ce18" table:formula="of:=15*(40-[.J13])" office:value-type="currency" office:currency="USD" office:value="349.9995">
            <text:p>$350.00</text:p>
          </table:table-cell>
          <table:table-cell table:number-columns-repeated="2"/>
          <table:table-cell table:style-name="ce23"/>
          <table:table-cell table:style-name="ce17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string">
            <text:p>Sell A: 30 @ $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9" office:value-type="string">
            <text:p>Pass</text:p>
          </table:table-cell>
          <table:table-cell office:value-type="string">
            <text:p>cogs owed (30)</text:p>
          </table:table-cell>
          <table:table-cell/>
          <table:table-cell table:style-name="ce9" table:formula="of:=[.I13]-[.D14]" office:value-type="float" office:value="-15">
            <text:p>-15</text:p>
          </table:table-cell>
          <table:table-cell table:style-name="ce17" office:value-type="currency" office:currency="USD" office:value="16.6667">
            <text:p>$16.67</text:p>
          </table:table-cell>
          <table:table-cell table:style-name="ce18" office:value-type="currency" office:currency="USD" office:value="-250">
            <text:p>-$250.00</text:p>
          </table:table-cell>
          <table:table-cell table:style-name="ce18" table:formula="of:=[.L13]+30*(20-[.J14])" office:value-type="currency" office:currency="USD" office:value="449.9985">
            <text:p>$450.00</text:p>
          </table:table-cell>
          <table:table-cell table:number-columns-repeated="2"/>
          <table:table-cell table:style-name="ce23" table:number-columns-repeated="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Purchase A: 25 @ $1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style-name="ce9" office:value-type="string">
            <text:p>Pass</text:p>
          </table:table-cell>
          <table:table-cell office:value-type="string">
            <text:p>cogs owed (0)</text:p>
          </table:table-cell>
          <table:table-cell/>
          <table:table-cell table:style-name="ce9" table:formula="of:=[.I14]+[.D15]" office:value-type="float" office:value="10">
            <text:p>10</text:p>
          </table:table-cell>
          <table:table-cell table:style-name="ce17" table:formula="of:=(15*16.67+25*15)/(15+25)" office:value-type="currency" office:currency="USD" office:value="15.62625">
            <text:p>$15.63</text:p>
          </table:table-cell>
          <table:table-cell table:style-name="ce18" office:value-type="currency" office:currency="USD" office:value="156.25">
            <text:p>$156.25</text:p>
          </table:table-cell>
          <table:table-cell table:style-name="ce18" table:formula="of:=[.L13]+30*(20-[.J15])" office:value-type="currency" office:currency="USD" office:value="481.212">
            <text:p>$481.21</text:p>
          </table:table-cell>
          <table:table-cell table:number-columns-repeated="2"/>
          <table:table-cell table:style-name="ce23" table:number-columns-repeated="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9" office:value-type="float" office:value="22">
            <text:p>22</text:p>
          </table:table-cell>
          <table:table-cell office:value-type="string">
            <text:p>New Date, Edit Seq 3 to 30 @ $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9" table:formula="of:=[.I27]" office:value-type="float" office:value="20">
            <text:p>20</text:p>
          </table:table-cell>
          <table:table-cell table:style-name="ce17" table:formula="of:=[.J27]" office:value-type="currency" office:currency="USD" office:value="20.4285714285714">
            <text:p>$20.43</text:p>
          </table:table-cell>
          <table:table-cell table:style-name="ce19" table:formula="of:=[.K27]" office:value-type="currency" office:currency="USD" office:value="408.571428571429">
            <text:p>$408.57</text:p>
          </table:table-cell>
          <table:table-cell table:style-name="ce19" table:formula="of:=[.L27]" office:value-type="currency" office:currency="USD" office:value="383.571428571429">
            <text:p>$383.57</text:p>
          </table:table-cell>
          <table:table-cell table:number-columns-repeated="2"/>
          <table:table-cell table:style-name="ce8" table:number-columns-repeated="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9" office:value-type="float" office:value="25">
            <text:p>25</text:p>
          </table:table-cell>
          <table:table-cell office:value-type="string">
            <text:p>Sell A: 10 @ $3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style-name="ce9" office:value-type="string">
            <text:p>Pass</text:p>
          </table:table-cell>
          <table:table-cell table:number-columns-repeated="2"/>
          <table:table-cell table:style-name="ce9" table:formula="of:=[.I16]-[.D17]" office:value-type="float" office:value="10">
            <text:p>10</text:p>
          </table:table-cell>
          <table:table-cell table:style-name="ce17" table:formula="of:=[.J16]" office:value-type="currency" office:currency="USD" office:value="20.4285714285714">
            <text:p>$20.43</text:p>
          </table:table-cell>
          <table:table-cell table:style-name="ce19" table:formula="of:=[.K16]-10*[.J17]" office:value-type="currency" office:currency="USD" office:value="204.285714285714">
            <text:p>$204.29</text:p>
          </table:table-cell>
          <table:table-cell table:style-name="ce19" table:formula="of:=[.L16]+10*(35-[.J17])" office:value-type="currency" office:currency="USD" office:value="529.285714285714">
            <text:p>$529.29</text:p>
          </table:table-cell>
          <table:table-cell table:number-columns-repeated="2"/>
          <table:table-cell table:style-name="ce8" table:number-columns-repeated="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office:value-type="string">
            <text:p>Delete Purchase (Seq 3, 7) </text:p>
          </table:table-cell>
          <table:table-cell table:number-columns-repeated="2"/>
          <table:table-cell table:style-name="ce9" office:value-type="string">
            <text:p>Pass</text:p>
          </table:table-cell>
          <table:table-cell office:value-type="string">
            <text:p>cogs owed (30, 10)</text:p>
          </table:table-cell>
          <table:table-cell/>
          <table:table-cell table:style-name="ce9" table:formula="of:=[.I34]" office:value-type="float" office:value="-20">
            <text:p>-20</text:p>
          </table:table-cell>
          <table:table-cell table:style-name="ce17" table:formula="of:=[.J34]" office:value-type="currency" office:currency="USD" office:value="13.5714285714286">
            <text:p>$13.57</text:p>
          </table:table-cell>
          <table:table-cell table:style-name="ce18" table:formula="of:=[.K34]" office:value-type="currency" office:currency="USD" office:value="-271.428571428571">
            <text:p>-$271.43</text:p>
          </table:table-cell>
          <table:table-cell table:style-name="ce18" table:formula="of:=[.L34]" office:value-type="currency" office:currency="USD" office:value="803.571428571429">
            <text:p>$803.57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office:value-type="string">
            <text:p>Purchase A: 50 @ $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9" office:value-type="string">
            <text:p>Pass</text:p>
          </table:table-cell>
          <table:table-cell office:value-type="string">
            <text:p>cogs owed (none)</text:p>
          </table:table-cell>
          <table:table-cell/>
          <table:table-cell table:style-name="ce9" table:formula="of:=[.I18]+[.D19]" office:value-type="float" office:value="30">
            <text:p>30</text:p>
          </table:table-cell>
          <table:table-cell table:style-name="ce17" table:formula="of:=[.J42]" office:value-type="currency" office:currency="USD" office:value="11.5625">
            <text:p>$11.56</text:p>
          </table:table-cell>
          <table:table-cell table:style-name="ce18" table:formula="of:=[.K43]" office:value-type="currency" office:currency="USD" office:value="346.875">
            <text:p>$346.88</text:p>
          </table:table-cell>
          <table:table-cell table:style-name="ce18" table:formula="of:=[.L43]" office:value-type="currency" office:currency="USD" office:value="1171.875">
            <text:p>$1,171.88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9" office:value-type="float" office:value="18">
            <text:p>18</text:p>
          </table:table-cell>
          <table:table-cell office:value-type="string">
            <text:p>Sell A: 20 @ $3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style-name="ce9" office:value-type="string">
            <text:p>Pass</text:p>
          </table:table-cell>
          <table:table-cell office:value-type="string">
            <text:p>Non-chronological</text:p>
          </table:table-cell>
          <table:table-cell/>
          <table:table-cell table:style-name="ce9" table:formula="of:=[.I19]-[.D20]" office:value-type="float" office:value="10">
            <text:p>10</text:p>
          </table:table-cell>
          <table:table-cell table:style-name="ce17" table:formula="of:=[.J19]" office:value-type="currency" office:currency="USD" office:value="11.5625">
            <text:p>$11.56</text:p>
          </table:table-cell>
          <table:table-cell table:style-name="ce18" table:formula="of:=[.K53]" office:value-type="currency" office:currency="USD" office:value="115.625">
            <text:p>$115.63</text:p>
          </table:table-cell>
          <table:table-cell table:style-name="ce18" table:formula="of:=[.L53]" office:value-type="currency" office:currency="USD" office:value="1600.625">
            <text:p>$1,600.63</text:p>
          </table:table-cell>
          <table:table-cell table:number-columns-repeated="2"/>
          <table:table-cell table:style-name="ce9" table:number-columns-repeated="2"/>
        </table:table-row>
        <table:table-row table:style-name="ro1">
          <table:table-cell table:style-name="ce8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/>
          <table:table-cell table:style-name="ce9"/>
          <table:table-cell table:style-name="ce7" office:value-type="string">
            <text:p>Details Line 7</text:p>
          </table:table-cell>
          <table:table-cell table:style-name="ce10" table:number-columns-repeated="2"/>
          <table:table-cell table:style-name="ce9"/>
          <table:table-cell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string">
            <text:p>Purchase A: 10 @ $10</text:p>
          </table:table-cell>
          <table:table-cell table:number-columns-repeated="2" office:value-type="float" office:value="10">
            <text:p>10</text:p>
          </table:table-cell>
          <table:table-cell table:style-name="ce9"/>
          <table:table-cell table:number-columns-repeated="2"/>
          <table:table-cell table:style-name="ce9" table:formula="of:=[.D23]" office:value-type="float" office:value="10">
            <text:p>10</text:p>
          </table:table-cell>
          <table:table-cell table:style-name="ce18" table:formula="of:=[.K23]/[.I23]" office:value-type="currency" office:currency="USD" office:value="10">
            <text:p>$10.00</text:p>
          </table:table-cell>
          <table:table-cell table:style-name="ce18" table:formula="of:=[.D23]*[.E23]" office:value-type="currency" office:currency="USD" office:value="100">
            <text:p>$1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office:value-type="string">
            <text:p>Sell A: 15 @ $4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9"/>
          <table:table-cell table:number-columns-repeated="2"/>
          <table:table-cell table:style-name="ce9" table:formula="of:=[.I23]-[.D24]" office:value-type="float" office:value="-5">
            <text:p>-5</text:p>
          </table:table-cell>
          <table:table-cell table:style-name="ce18" table:formula="of:=[.J23]" office:value-type="currency" office:currency="USD" office:value="10">
            <text:p>$10.00</text:p>
          </table:table-cell>
          <table:table-cell table:style-name="ce18" table:formula="of:=[.K23]-([.D24]*[.J24])" office:value-type="currency" office:currency="USD" office:value="-50">
            <text:p>-$50.00</text:p>
          </table:table-cell>
          <table:table-cell table:style-name="ce18" table:formula="of:=[.L23]+[.D24]*([.E24]-[.J24])" office:value-type="currency" office:currency="USD" office:value="450">
            <text:p>$450.00</text:p>
          </table:table-cell>
          <table:table-cell table:number-columns-repeated="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string">
            <text:p>Sell A: 30 @ $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9"/>
          <table:table-cell table:number-columns-repeated="2"/>
          <table:table-cell table:style-name="ce9" table:formula="of:=[.I24]-[.D25]" office:value-type="float" office:value="-35">
            <text:p>-35</text:p>
          </table:table-cell>
          <table:table-cell table:style-name="ce18" table:formula="of:=[.J24]" office:value-type="currency" office:currency="USD" office:value="10">
            <text:p>$10.00</text:p>
          </table:table-cell>
          <table:table-cell table:style-name="ce18" table:formula="of:=[.K24]-([.D25]*[.J25])" office:value-type="currency" office:currency="USD" office:value="-350">
            <text:p>-$350.00</text:p>
          </table:table-cell>
          <table:table-cell table:style-name="ce18" table:formula="of:=[.L24]+[.D25]*([.E25]-[.J25])" office:value-type="currency" office:currency="USD" office:value="750">
            <text:p>$750.00</text:p>
          </table:table-cell>
          <table:table-cell table:number-columns-repeated="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Purchase A: 25 @ $1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style-name="ce9"/>
          <table:table-cell table:number-columns-repeated="2"/>
          <table:table-cell table:style-name="ce9" table:formula="of:=[.I25]+[.D26]" office:value-type="float" office:value="-10">
            <text:p>-10</text:p>
          </table:table-cell>
          <table:table-cell table:style-name="ce18" table:formula="of:=(10*10+25*15)/(10+25)" office:value-type="currency" office:currency="USD" office:value="13.5714285714286">
            <text:p>$13.57</text:p>
          </table:table-cell>
          <table:table-cell table:style-name="ce18" table:formula="of:=([.D23]+[.D26]-[.D24]-[.D25])*[.J26]" office:value-type="currency" office:currency="USD" office:value="-135.714285714286">
            <text:p>-$135.71</text:p>
          </table:table-cell>
          <table:table-cell table:style-name="ce21" table:formula="of:=[.D24]*([.E24]-[.J26])+[.D25]*([.E25]-[.J26])" office:value-type="currency" office:currency="USD" office:value="589.285714285714">
            <text:p>$589.29</text:p>
          </table:table-cell>
          <table:table-cell table:number-columns-repeated="4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9" office:value-type="float" office:value="22">
            <text:p>22</text:p>
          </table:table-cell>
          <table:table-cell office:value-type="string">
            <text:p>Purchase A: 30 @ $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9"/>
          <table:table-cell table:number-columns-repeated="2"/>
          <table:table-cell table:style-name="ce9" table:formula="of:=[.I26]+[.D27]" office:value-type="float" office:value="20">
            <text:p>20</text:p>
          </table:table-cell>
          <table:table-cell table:style-name="ce18" table:formula="of:=(([.D23]+[.D26]-[.D24])*[.J26]+[.D27]*[.E27])/([.D23]+[.D26]-[.D24]+[.D27])" office:value-type="currency" office:currency="USD" office:value="20.4285714285714">
            <text:p>$20.43</text:p>
          </table:table-cell>
          <table:table-cell table:style-name="ce18" table:formula="of:=([.D23]+[.D26]+-[.D24])*[.J26]+[.D27]*[.E27]-[.D25]*[.J27]" office:value-type="currency" office:currency="USD" office:value="408.571428571429">
            <text:p>$408.57</text:p>
          </table:table-cell>
          <table:table-cell table:style-name="ce18" table:formula="of:=[.D24]*([.E24]-[.J26])+[.D25]*([.E25]-[.J27])" office:value-type="currency" office:currency="USD" office:value="383.571428571429">
            <text:p>$383.57</text:p>
          </table:table-cell>
          <table:table-cell table:number-columns-repeated="2"/>
          <table:table-cell office:value-type="string">
            <text:p>val also = I27 * J27</text:p>
          </table:table-cell>
          <table:table-cell/>
        </table:table-row>
        <table:table-row table:style-name="ro1">
          <table:table-cell table:style-name="ce9" table:number-columns-repeated="2"/>
          <table:table-cell table:number-columns-repeated="3"/>
          <table:table-cell table:style-name="ce9"/>
          <table:table-cell table:number-columns-repeated="2"/>
          <table:table-cell table:style-name="ce9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/>
          <table:table-cell/>
          <table:table-cell table:style-name="ce7" office:value-type="string">
            <text:p>Details Line 9</text:p>
          </table:table-cell>
          <table:table-cell table:style-name="ce10" table:number-columns-repeated="2"/>
          <table:table-cell table:style-name="ce9"/>
          <table:table-cell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string">
            <text:p>Purchase A: 10 @ $10</text:p>
          </table:table-cell>
          <table:table-cell table:number-columns-repeated="2" office:value-type="float" office:value="10">
            <text:p>10</text:p>
          </table:table-cell>
          <table:table-cell table:style-name="ce9"/>
          <table:table-cell table:number-columns-repeated="2"/>
          <table:table-cell table:style-name="ce9" office:value-type="float" office:value="10">
            <text:p>10</text:p>
          </table:table-cell>
          <table:table-cell table:style-name="ce18" table:formula="of:=[.I30]*10/10" office:value-type="currency" office:currency="USD" office:value="10">
            <text:p>$10.00</text:p>
          </table:table-cell>
          <table:table-cell table:style-name="ce18" table:formula="of:=[.I30]*10" office:value-type="currency" office:currency="USD" office:value="100">
            <text:p>$1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office:value-type="string">
            <text:p>Sell A: 15 @ $4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table:style-name="ce9"/>
          <table:table-cell office:value-type="string">
            <text:p>Assume cog=10</text:p>
          </table:table-cell>
          <table:table-cell/>
          <table:table-cell table:style-name="ce9" office:value-type="float" office:value="-5">
            <text:p>-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office:value-type="currency" office:currency="USD" office:value="-50">
            <text:p>-$50.00</text:p>
          </table:table-cell>
          <table:table-cell table:style-name="ce18" table:formula="of:=[.L30]+15*(40-[.J31])" office:value-type="currency" office:currency="USD" office:value="450">
            <text:p>$450.00</text:p>
          </table:table-cell>
          <table:table-cell table:number-columns-repeated="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string">
            <text:p>Sell A: 30 @ $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9"/>
          <table:table-cell office:value-type="string">
            <text:p>Assume cog=10</text:p>
          </table:table-cell>
          <table:table-cell/>
          <table:table-cell table:style-name="ce9" office:value-type="float" office:value="-35">
            <text:p>-3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office:value-type="currency" office:currency="USD" office:value="-350">
            <text:p>-$350.00</text:p>
          </table:table-cell>
          <table:table-cell table:style-name="ce18" table:formula="of:=[.L31]+30*(20-[.J32])" office:value-type="currency" office:currency="USD" office:value="750">
            <text:p>$750.00</text:p>
          </table:table-cell>
          <table:table-cell table:number-columns-repeated="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Purchase A: 25 @ $1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style-name="ce9"/>
          <table:table-cell office:value-type="string">
            <text:p>Close 4, queue 5</text:p>
          </table:table-cell>
          <table:table-cell/>
          <table:table-cell table:style-name="ce9" office:value-type="float" office:value="-10">
            <text:p>-10</text:p>
          </table:table-cell>
          <table:table-cell table:style-name="ce18" table:formula="of:=([.I30]*[.J30]+25*15)/([.I30]+25)" office:value-type="currency" office:currency="USD" office:value="13.5714285714286">
            <text:p>$13.57</text:p>
          </table:table-cell>
          <table:table-cell table:style-name="ce20" table:formula="of:=[.I30]*[.J30]+25*15-15*[.J33]-30*[.J33]" office:value-type="currency" office:currency="USD" office:value="-135.714285714286">
            <text:p>-$135.71</text:p>
          </table:table-cell>
          <table:table-cell table:style-name="ce18" table:formula="of:=15*(40-[.J33])+30*(20-[.J33])" office:value-type="currency" office:currency="USD" office:value="589.285714285714">
            <text:p>$589.29</text:p>
          </table:table-cell>
          <table:table-cell table:number-columns-repeated="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office:value-type="float" office:value="25">
            <text:p>25</text:p>
          </table:table-cell>
          <table:table-cell office:value-type="string">
            <text:p>Sell A: 10 @ $3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style-name="ce9"/>
          <table:table-cell office:value-type="string">
            <text:p>Assume cog=14.1667</text:p>
          </table:table-cell>
          <table:table-cell/>
          <table:table-cell table:style-name="ce9" office:value-type="float" office:value="-20">
            <text:p>-20</text:p>
          </table:table-cell>
          <table:table-cell table:style-name="ce18" table:formula="of:=[.J33]" office:value-type="currency" office:currency="USD" office:value="13.5714285714286">
            <text:p>$13.57</text:p>
          </table:table-cell>
          <table:table-cell table:style-name="ce18" table:formula="of:=[.K33]-10*[.J33]" office:value-type="currency" office:currency="USD" office:value="-271.428571428571">
            <text:p>-$271.43</text:p>
          </table:table-cell>
          <table:table-cell table:style-name="ce18" table:formula="of:=[.L33]+10*(35-[.J34])" office:value-type="currency" office:currency="USD" office:value="803.571428571429">
            <text:p>$803.57</text:p>
          </table:table-cell>
          <table:table-cell table:number-columns-repeated="4"/>
        </table:table-row>
        <table:table-row table:style-name="ro1" table:number-rows-repeated="2">
          <table:table-cell table:style-name="ce9" table:number-columns-repeated="2"/>
          <table:table-cell table:number-columns-repeated="3"/>
          <table:table-cell table:style-name="ce9"/>
          <table:table-cell table:number-columns-repeated="2"/>
          <table:table-cell table:style-name="ce9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/>
          <table:table-cell/>
          <table:table-cell table:style-name="ce7" office:value-type="string">
            <text:p>Details Line 10</text:p>
          </table:table-cell>
          <table:table-cell table:style-name="ce10" table:number-columns-repeated="2"/>
          <table:table-cell table:style-name="ce9"/>
          <table:table-cell table:number-columns-repeated="2"/>
          <table:table-cell table:style-name="ce9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string">
            <text:p>Purchase A: 10 @ $10</text:p>
          </table:table-cell>
          <table:table-cell table:number-columns-repeated="2"/>
          <table:table-cell table:style-name="ce9"/>
          <table:table-cell table:number-columns-repeated="2"/>
          <table:table-cell table:style-name="ce9" office:value-type="float" office:value="10">
            <text:p>10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table:formula="of:=[.I38]*[.J38]" office:value-type="currency" office:currency="USD" office:value="100">
            <text:p>$1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office:value-type="string">
            <text:p>Sell A: 15 @ $40</text:p>
          </table:table-cell>
          <table:table-cell table:number-columns-repeated="2"/>
          <table:table-cell table:style-name="ce9"/>
          <table:table-cell office:value-type="string">
            <text:p>Assume cog=10, queue 4</text:p>
          </table:table-cell>
          <table:table-cell/>
          <table:table-cell table:style-name="ce9" office:value-type="float" office:value="-5">
            <text:p>-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table:formula="of:=[.K38]-15*[.I38]" office:value-type="currency" office:currency="USD" office:value="-50">
            <text:p>-$50.00</text:p>
          </table:table-cell>
          <table:table-cell table:style-name="ce18" table:formula="of:=[.L38]+15*(40-[.J39])" office:value-type="currency" office:currency="USD" office:value="450">
            <text:p>$450.00</text:p>
          </table:table-cell>
          <table:table-cell table:number-columns-repeated="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string">
            <text:p>Sell A: 30 @ $20</text:p>
          </table:table-cell>
          <table:table-cell table:number-columns-repeated="2"/>
          <table:table-cell table:style-name="ce9"/>
          <table:table-cell office:value-type="string">
            <text:p>Assume cog=10, queue 5</text:p>
          </table:table-cell>
          <table:table-cell/>
          <table:table-cell table:style-name="ce9" office:value-type="float" office:value="-35">
            <text:p>-3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table:formula="of:=[.K39]-30*[.I38]" office:value-type="currency" office:currency="USD" office:value="-350">
            <text:p>-$350.00</text:p>
          </table:table-cell>
          <table:table-cell table:style-name="ce18" table:formula="of:=[.L39]+30*(20-[.J40])" office:value-type="currency" office:currency="USD" office:value="750">
            <text:p>$750.00</text:p>
          </table:table-cell>
          <table:table-cell table:number-columns-repeated="4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office:value-type="string">
            <text:p>Purchase A: 50 @ $5</text:p>
          </table:table-cell>
          <table:table-cell table:number-columns-repeated="2"/>
          <table:table-cell table:style-name="ce9"/>
          <table:table-cell office:value-type="string">
            <text:p>Close 4 and 5</text:p>
          </table:table-cell>
          <table:table-cell/>
          <table:table-cell table:style-name="ce9" office:value-type="float" office:value="15">
            <text:p>15</text:p>
          </table:table-cell>
          <table:table-cell table:style-name="ce18" table:formula="of:=(10*10+50*5)/(10+50)" office:value-type="currency" office:currency="USD" office:value="5.83333333333333">
            <text:p>$5.83</text:p>
          </table:table-cell>
          <table:table-cell table:style-name="ce18" table:formula="of:=10*10+50*5-15*[.J41]-30*[.J41]" office:value-type="currency" office:currency="USD" office:value="87.5">
            <text:p>$87.50</text:p>
          </table:table-cell>
          <table:table-cell table:style-name="ce18" table:formula="of:=15*(40-[.J41])+30*(20-[.J41])" office:value-type="currency" office:currency="USD" office:value="937.5">
            <text:p>$937.50</text:p>
          </table:table-cell>
          <table:table-cell table:number-columns-repeated="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Purchase A: 25 @ $15</text:p>
          </table:table-cell>
          <table:table-cell table:number-columns-repeated="2"/>
          <table:table-cell table:style-name="ce9"/>
          <table:table-cell table:number-columns-repeated="2"/>
          <table:table-cell table:style-name="ce9" office:value-type="float" office:value="40">
            <text:p>40</text:p>
          </table:table-cell>
          <table:table-cell table:style-name="ce18" table:formula="of:=([.I41]*[.J41]+25*15)/([.I41]+25)" office:value-type="currency" office:currency="USD" office:value="11.5625">
            <text:p>$11.56</text:p>
          </table:table-cell>
          <table:table-cell table:style-name="ce18" table:formula="of:=[.I41]*[.J41]+25*15" office:value-type="currency" office:currency="USD" office:value="462.5">
            <text:p>$462.50</text:p>
          </table:table-cell>
          <table:table-cell table:style-name="ce18" table:formula="of:=[.L41]" office:value-type="currency" office:currency="USD" office:value="937.5">
            <text:p>$937.50</text:p>
          </table:table-cell>
          <table:table-cell table:number-columns-repeated="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office:value-type="float" office:value="25">
            <text:p>25</text:p>
          </table:table-cell>
          <table:table-cell office:value-type="string">
            <text:p>Sell A: 10 @ $35</text:p>
          </table:table-cell>
          <table:table-cell table:number-columns-repeated="2"/>
          <table:table-cell table:style-name="ce9"/>
          <table:table-cell table:number-columns-repeated="2"/>
          <table:table-cell table:style-name="ce9" office:value-type="float" office:value="30">
            <text:p>30</text:p>
          </table:table-cell>
          <table:table-cell table:style-name="ce18" office:value-type="currency" office:currency="USD" office:value="11.5625">
            <text:p>$11.56</text:p>
          </table:table-cell>
          <table:table-cell table:style-name="ce18" table:formula="of:=[.K42]-10*[.J43]" office:value-type="currency" office:currency="USD" office:value="346.875">
            <text:p>$346.88</text:p>
          </table:table-cell>
          <table:table-cell table:style-name="ce18" table:formula="of:=[.L42]+10*(35-[.J43])" office:value-type="currency" office:currency="USD" office:value="1171.875">
            <text:p>$1,171.88</text:p>
          </table:table-cell>
          <table:table-cell table:number-columns-repeated="4"/>
        </table:table-row>
        <table:table-row table:style-name="ro1" table:number-rows-repeated="2">
          <table:table-cell table:style-name="ce9" table:number-columns-repeated="2"/>
          <table:table-cell table:number-columns-repeated="3"/>
          <table:table-cell table:style-name="ce9"/>
          <table:table-cell table:number-columns-repeated="2"/>
          <table:table-cell table:style-name="ce9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 table:number-columns-repeated="2"/>
          <table:table-cell table:style-name="ce7" office:value-type="string">
            <text:p>Details Line 11</text:p>
          </table:table-cell>
          <table:table-cell table:style-name="ce10" table:number-columns-repeated="2"/>
          <table:table-cell table:style-name="ce9"/>
          <table:table-cell table:number-columns-repeated="2"/>
          <table:table-cell table:style-name="ce9"/>
          <table:table-cell table:style-name="ce18" table:number-columns-repeated="3"/>
          <table:table-cell table:number-columns-repeated="4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office:value-type="string">
            <text:p>Purchase A: 10 @ $10</text:p>
          </table:table-cell>
          <table:table-cell table:number-columns-repeated="2"/>
          <table:table-cell table:style-name="ce9"/>
          <table:table-cell office:value-type="string">
            <text:p>Assume cog=10</text:p>
          </table:table-cell>
          <table:table-cell/>
          <table:table-cell table:style-name="ce9" office:value-type="float" office:value="10">
            <text:p>10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office:value-type="currency" office:currency="USD" office:value="100">
            <text:p>$100.00</text:p>
          </table:table-cell>
          <table:table-cell table:style-name="ce18" office:value-type="currency" office:currency="USD" office:value="0">
            <text:p>$0.00</text:p>
          </table:table-cell>
          <table:table-cell table:number-columns-repeated="4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9" office:value-type="float" office:value="10">
            <text:p>10</text:p>
          </table:table-cell>
          <table:table-cell office:value-type="string">
            <text:p>Sell A: 15 @ $40</text:p>
          </table:table-cell>
          <table:table-cell table:number-columns-repeated="2"/>
          <table:table-cell table:style-name="ce9"/>
          <table:table-cell office:value-type="string">
            <text:p>Assume cog=10, queue 4</text:p>
          </table:table-cell>
          <table:table-cell/>
          <table:table-cell table:style-name="ce9" office:value-type="float" office:value="-5">
            <text:p>-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office:value-type="currency" office:currency="USD" office:value="-50">
            <text:p>-$50.00</text:p>
          </table:table-cell>
          <table:table-cell table:style-name="ce18" table:formula="of:=[.L47]+15*(40-[.J48])" office:value-type="currency" office:currency="USD" office:value="450">
            <text:p>$450.00</text:p>
          </table:table-cell>
          <table:table-cell table:number-columns-repeated="4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9" office:value-type="float" office:value="13">
            <text:p>13</text:p>
          </table:table-cell>
          <table:table-cell office:value-type="string">
            <text:p>Sell A: 30 @ $20</text:p>
          </table:table-cell>
          <table:table-cell table:number-columns-repeated="2"/>
          <table:table-cell table:style-name="ce9"/>
          <table:table-cell office:value-type="string">
            <text:p>Assume cog=10, queue 5</text:p>
          </table:table-cell>
          <table:table-cell/>
          <table:table-cell table:style-name="ce9" office:value-type="float" office:value="-35">
            <text:p>-35</text:p>
          </table:table-cell>
          <table:table-cell table:style-name="ce18" office:value-type="currency" office:currency="USD" office:value="10">
            <text:p>$10.00</text:p>
          </table:table-cell>
          <table:table-cell table:style-name="ce18" office:value-type="currency" office:currency="USD" office:value="-350">
            <text:p>-$350.00</text:p>
          </table:table-cell>
          <table:table-cell table:style-name="ce18" table:formula="of:=[.L48]+30*(20-[.J49])" office:value-type="currency" office:currency="USD" office:value="750">
            <text:p>$750.00</text:p>
          </table:table-cell>
          <table:table-cell table:number-columns-repeated="4"/>
        </table:table-row>
        <table:table-row table:style-name="ro1"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office:value-type="string">
            <text:p>Purchase A: 50 @ $5</text:p>
          </table:table-cell>
          <table:table-cell table:number-columns-repeated="2"/>
          <table:table-cell table:style-name="ce9"/>
          <table:table-cell office:value-type="string">
            <text:p>Close 4 and 5</text:p>
          </table:table-cell>
          <table:table-cell/>
          <table:table-cell table:style-name="ce9" office:value-type="float" office:value="15">
            <text:p>15</text:p>
          </table:table-cell>
          <table:table-cell table:style-name="ce18" table:formula="of:=(10*10+50*5)/(10+50)" office:value-type="currency" office:currency="USD" office:value="5.83333333333333">
            <text:p>$5.83</text:p>
          </table:table-cell>
          <table:table-cell table:style-name="ce18" table:formula="of:=10*10+50*5-15*[.J50]-30*[.J50]" office:value-type="currency" office:currency="USD" office:value="87.5">
            <text:p>$87.50</text:p>
          </table:table-cell>
          <table:table-cell table:style-name="ce18" table:formula="of:=15*(40-[.J50])+30*(20-[.J50])" office:value-type="currency" office:currency="USD" office:value="937.5">
            <text:p>$937.50</text:p>
          </table:table-cell>
          <table:table-cell table:number-columns-repeated="4"/>
        </table:table-row>
        <table:table-row table:style-name="ro1">
          <table:table-cell table:style-name="ce9" office:value-type="float" office:value="11">
            <text:p>11</text:p>
          </table:table-cell>
          <table:table-cell table:style-name="ce9" office:value-type="float" office:value="18">
            <text:p>18</text:p>
          </table:table-cell>
          <table:table-cell office:value-type="string">
            <text:p>Sell A: 20 @ $33</text:p>
          </table:table-cell>
          <table:table-cell table:number-columns-repeated="2"/>
          <table:table-cell table:style-name="ce9"/>
          <table:table-cell office:value-type="string">
            <text:p>Queue 11</text:p>
          </table:table-cell>
          <table:table-cell/>
          <table:table-cell table:style-name="ce9" office:value-type="float" office:value="-5">
            <text:p>-5</text:p>
          </table:table-cell>
          <table:table-cell table:style-name="ce18" table:formula="of:=[.J50]" office:value-type="currency" office:currency="USD" office:value="5.83333333333333">
            <text:p>$5.83</text:p>
          </table:table-cell>
          <table:table-cell table:style-name="ce18" table:formula="of:=[.K50]-20*[.J51]" office:value-type="currency" office:currency="USD" office:value="-29.1666666666667">
            <text:p>-$29.17</text:p>
          </table:table-cell>
          <table:table-cell table:style-name="ce18" table:formula="of:=[.L50]+20*(33-[.J51])" office:value-type="currency" office:currency="USD" office:value="1480.83333333333">
            <text:p>$1,480.83</text:p>
          </table:table-cell>
          <table:table-cell table:number-columns-repeated="4"/>
        </table:table-row>
        <table:table-row table:style-name="ro1"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Purchase A: 25 @ $15</text:p>
          </table:table-cell>
          <table:table-cell table:number-columns-repeated="2"/>
          <table:table-cell table:style-name="ce9"/>
          <table:table-cell office:value-type="string">
            <text:p>Close 11</text:p>
          </table:table-cell>
          <table:table-cell/>
          <table:table-cell table:style-name="ce9" office:value-type="float" office:value="20">
            <text:p>20</text:p>
          </table:table-cell>
          <table:table-cell table:style-name="ce18" table:formula="of:=([.I50]*[.J50]+25*15)/([.I50]+25)" office:value-type="currency" office:currency="USD" office:value="11.5625">
            <text:p>$11.56</text:p>
          </table:table-cell>
          <table:table-cell table:style-name="ce18" table:formula="of:=[.I50]*[.J50]+25*15-20*[.J52]" office:value-type="currency" office:currency="USD" office:value="231.25">
            <text:p>$231.25</text:p>
          </table:table-cell>
          <table:table-cell table:style-name="ce18" table:formula="of:=[.L50]+20*(33-[.J52])" office:value-type="currency" office:currency="USD" office:value="1366.25">
            <text:p>$1,366.25</text:p>
          </table:table-cell>
          <table:table-cell table:number-columns-repeated="4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9" office:value-type="float" office:value="25">
            <text:p>25</text:p>
          </table:table-cell>
          <table:table-cell office:value-type="string">
            <text:p>Sell A: 10 @ $35</text:p>
          </table:table-cell>
          <table:table-cell table:number-columns-repeated="2"/>
          <table:table-cell table:style-name="ce9"/>
          <table:table-cell table:number-columns-repeated="2"/>
          <table:table-cell table:style-name="ce9" office:value-type="float" office:value="10">
            <text:p>10</text:p>
          </table:table-cell>
          <table:table-cell table:style-name="ce18" table:formula="of:=[.J52]" office:value-type="currency" office:currency="USD" office:value="11.5625">
            <text:p>$11.56</text:p>
          </table:table-cell>
          <table:table-cell table:style-name="ce18" table:formula="of:=[.K52]-10*[.J53]" office:value-type="currency" office:currency="USD" office:value="115.625">
            <text:p>$115.63</text:p>
          </table:table-cell>
          <table:table-cell table:style-name="ce18" table:formula="of:=[.L52]+10*(35-[.J53])" office:value-type="currency" office:currency="USD" office:value="1600.625">
            <text:p>$1,600.63</text:p>
          </table:table-cell>
          <table:table-cell table:number-columns-repeated="4"/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7/03/2014</text:date>, <text:time>12:3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eBooks_20_Test_20_Plan" style:display-name="PageStyle_PhreeBooks Test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reeBooks_20_Test_20_Plan_20_1" style:display-name="PageStyle_PhreeBooks Test Pla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reeBooks_20_Test_20_Plan_20_2" style:display-name="PageStyle_PhreeBooks Test Plan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2-19T21:40:33</meta:creation-date>
    <dc:date>2014-07-03T12:32:07.43</dc:date>
    <dc:creator>David Premo</dc:creator>
    <meta:editing-duration>PT22H42M57S</meta:editing-duration>
    <meta:editing-cycles>45</meta:editing-cycles>
    <meta:generator>OpenOffice/4.1.0$Win32 OpenOffice.org_project/410m18$Build-9764</meta:generator>
    <meta:document-statistic meta:table-count="2" meta:cell-count="557" meta:object-count="0"/>
  </office:meta>
</office:document-meta>
</file>